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611d" officeooo:paragraph-rsid="000961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611d" officeooo:paragraph-rsid="000961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611d" officeooo:paragraph-rsid="0009a4c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c14c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9a4c7" officeooo:paragraph-rsid="0009a4c7"/>
    </style:style>
    <style:style style:name="P7" style:family="paragraph" style:parent-style-name="Table_20_Contents">
      <style:paragraph-properties fo:text-align="start" style:justify-single-word="false"/>
      <style:text-properties officeooo:rsid="000a7de6" officeooo:paragraph-rsid="000a7d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09a4c7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c14c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cd63b" style:font-weight-asian="normal" style:font-weight-complex="normal"/>
    </style:style>
    <style:style style:name="T5" style:family="text">
      <style:text-properties style:text-underline-style="none" fo:font-weight="normal" officeooo:rsid="0009a4c7" style:font-weight-asian="normal" style:font-weight-complex="normal"/>
    </style:style>
    <style:style style:name="T6" style:family="text">
      <style:text-properties style:font-name="sans-serif" fo:font-size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4 DE TÉCNICAS DE OPTIMIZACIÓN</text:p>
      <text:p text:style-name="P1"><text:span text:style-name="T1"/></text:p>
      <text:p text:style-name="P2"><text:span text:style-name="T1"/></text:p>
      <text:p text:style-name="P3"><text:span text:style-name="T2">Apartado a. Medir los tiempos de ejecución del algoritmo</text:span></text:p>
      <text:p text:style-name="P3"><text:span text:style-name="T5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Opción -O0</text:p>
          </table:table-cell>
          <table:table-cell table:style-name="Tabla1.B1" office:value-type="string">
            <text:p text:style-name="P7">Opción -O2</text:p>
          </table:table-cell>
        </table:table-row>
        <table:table-row>
          <table:table-cell table:style-name="Tabla1.A2" office:value-type="string">
            <text:p text:style-name="P5">417.418 ms</text:p>
          </table:table-cell>
          <table:table-cell table:style-name="Tabla1.B2" office:value-type="string">
            <text:p text:style-name="P5">189.103 ms</text:p>
          </table:table-cell>
        </table:table-row>
      </table:table>
      <text:p text:style-name="P3"><text:s/></text:p>
      <text:p text:style-name="P4"><text:span text:style-name="T3">Apartado b. Impleme</text:span><text:span text:style-name="T4">ntat “tiling” o “blocking” sobre el código anterior, para uno y dos niveles de memoria caché. Medir tiempo de ejecución del buc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09:02.717179078</meta:creation-date>
    <dc:date>2022-04-26T09:26:00.664641994</dc:date>
    <meta:editing-duration>PT6M45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1" meta:paragraph-count="8" meta:word-count="48" meta:character-count="291" meta:non-whitespace-character-count="249"/>
  </office:meta>
</office:document-meta>
</file>